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Roboto" svg:font-family="Roboto, 'Helvetica Neue', Helvetica, Arial, sans-serif"/>
    <style:font-face style:name="YahooSans" svg:font-family="YahooSans, 'Helvetica Neue', 'Segoe UI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installation STEPS</text:p>
      <text:p text:style-name="Standard">sudo apt update</text:p>
      <text:p text:style-name="Standard">sudo apt install git</text:p>
      <text:p text:style-name="Standard">git --version</text:p>
      <text:p text:style-name="Standard"/>
      <text:p text:style-name="Standard"/>
      <text:p text:style-name="Standard">Install mysql </text:p>
      <text:p text:style-name="Standard">sudo apt install mysql-client-core-5.7</text:p>
      <text:p text:style-name="Standard"/>
      <text:p text:style-name="Standard"/>
      <text:p text:style-name="Standard">Symphony</text:p>
      <text:p text:style-name="Standard">#ttps://www.twilio.com/blog/building-a-single-page-application-with-symfony-php-and-react</text:p>
      <text:p text:style-name="Standard"/>
      <text:p text:style-name="Standard"/>
      <text:p text:style-name="Standard">React n laravel crud</text:p>
      <text:p text:style-name="Standard">https://programmingfields.com/crud-app-in-react-js-using-laravel-7-restful-api/</text:p>
      <text:p text:style-name="Standard"/>
      <text:p text:style-name="Standard">LARAVEL CRUD APP</text:p>
      <text:p text:style-name="Standard">#ttps://codesource.io/build-a-crud-application-using-laravel-and-react/</text:p>
      <text:p text:style-name="Standard">BOOTSTRAP in react</text:p>
      <text:p text:style-name="Standard">#ttps://blog.logrocket.com/how-to-use-bootstrap-with-react-a354715d1121/</text:p>
      <text:p text:style-name="Standard"/>
      <text:p text:style-name="Standard"/>
      <text:p text:style-name="Standard">oracle vm extension pack _ Get LINUX old builds _ oracle vm extension pack</text:p>
      <text:p text:style-name="Standard">https://www.virtualbox.org/wiki/Download_Old_Builds_5_2</text:p>
      <text:p text:style-name="Standard">https://www.virtualbox.org/wiki/Downloads</text:p>
      <text:p text:style-name="Standard"/>
      <text:p text:style-name="Standard"/>
      <text:p text:style-name="Standard"/>
      <text:p text:style-name="Standard">----------------------------------------------------------------------------------</text:p>
      <text:p text:style-name="Standard">Install MacOS vmdk on virtual box </text:p>
      <text:p text:style-name="Standard">https://www.google.com/search?q=download+macos+on+virtualbox&amp;rlz=1C1CHBF_en-GBGB876GB876&amp;oq=download+macos+on&amp;aqs=chrome.4.0j69i57j0l6.12271j1j7&amp;sourceid=chrome&amp;ie=UTF-8#kpvalbx=_gqp0XuKFI4THgQbcibCIDg29</text:p>
      <text:p text:style-name="Standard"/>
      <text:p text:style-name="Standard">How to install UNBUNTU anaconda</text:p>
      <text:p text:style-name="Standard">https://itsfoss.com/install-arch-linux/</text:p>
      <text:p text:style-name="Standard"/>
      <text:p text:style-name="Standard">Linux quick commands</text:p>
      <text:p text:style-name="Standard">http://techlog360.com/basic-ubuntu-commands-terminal-shortcuts-linux-beginner/</text:p>
      <text:p text:style-name="Standard">UBUNTU linux ver 18.04.4</text:p>
      <text:p text:style-name="Standard"><text:s/></text:p>
      <text:p text:style-name="Standard">Log into LINUX with (Quick linux useage afte set-up)</text:p>
      <text:p text:style-name="Standard">Main SUDO user: bb <text:s/>pw: bb@123 <text:s text:c="2"/></text:p>
      <text:p text:style-name="Standard">Other user: blz <text:s text:c="3"/>pw: Blz@123)</text:p>
      <text:p text:style-name="Standard">cd <text:s/>change to home</text:p>
      <text:p text:style-name="Standard"><text:s/>Open command line and enter 'anaconda-navigator'</text:p>
      <text:p text:style-name="Standard"/>
      <text:p text:style-name="Standard">install curl for url on command line</text:p>
      <text:p text:style-name="Standard">$ sudo apt install curl</text:p>
      <text:p text:style-name="Standard"/>
      <text:p text:style-name="Standard"/>
      <text:p text:style-name="Standard"><text:soft-page-break/></text:p>
      <text:p text:style-name="Standard"/>
      <text:p text:style-name="Standard">Linux resize disk size: http://derekmolloy.ie/resize-a-virtualbox-disk/</text:p>
      <text:p text:style-name="Standard"/>
      <text:p text:style-name="Standard">Sudo command – this is to run command as root</text:p>
      <text:p text:style-name="Standard">sudo -s <text:s text:c="13"/>#to open a root shell</text:p>
      <text:p text:style-name="Standard">sudo -s -u user <text:s text:c="4"/># to open a shell as user</text:p>
      <text:p text:style-name="Standard"/>
      <text:p text:style-name="Standard">after a fresh installation of linux run update</text:p>
      <text:p text:style-name="Standard">sudo apt-get update</text:p>
      <text:p text:style-name="Standard"/>
      <text:p text:style-name="Standard">Setting up ubuntu:</text:p>
      <text:p text:style-name="Standard">https://www.digitalocean.com/community/tutorials/initial-server-setup-with-ubuntu-18-04</text:p>
      <text:p text:style-name="Standard"/>
      <text:p text:style-name="Standard"/>
      <text:p text:style-name="Standard">https://www.google.com/amp/s/techlog360.com/basic-ubuntu-commands-terminal-shortcuts-linux-beginner/amp/</text:p>
      <text:p text:style-name="Standard"/>
      <text:p text:style-name="Standard">https://www.digitalocean.com/community/tutorials/how-to-install-anaconda-on-ubuntu-18-04-quickstart</text:p>
      <text:p text:style-name="Standard"/>
      <text:p text:style-name="Standard"/>
      <text:p text:style-name="Standard">https://www.vultr.com/docs/setup-a-non-root-user-with-sudo-access-on-ubuntu</text:p>
      <text:p text:style-name="Standard"/>
      <text:p text:style-name="Standard"/>
      <text:p text:style-name="Standard">linux bash and terminal manual</text:p>
      <text:p text:style-name="Standard">https://www.gnu.org/software/bash/manual/bash.html#What-is-Bash_003f</text:p>
      <text:p text:style-name="Standard"/>
      <text:p text:style-name="Standard">installing anaconda on linux</text:p>
      <text:p text:style-name="Standard">https://www.digitalocean.com/community/tutorials/how-to-install-the-anaconda-python-distribution-on-ubuntu-18-04</text:p>
      <text:p text:style-name="Standard"/>
      <text:p text:style-name="Standard">AFTER INSTALL LINUX START FROM HERE</text:p>
      <text:p text:style-name="Standard">Add a USER and give full privileges</text:p>
      <text:p text:style-name="Standard">$ useradd &lt;username&gt;</text:p>
      <text:p text:style-name="Standard"/>
      <text:p text:style-name="Standard">Add user to sudo user grp</text:p>
      <text:p text:style-name="Standard">$ usermod -aG sudo sammy <text:s/>(optional)</text:p>
      <text:p text:style-name="Standard"/>
      <text:p text:style-name="Standard">Edit both /etc/hosts/ and /etc/hostname to update your hostname. Save the files when you're done editing them.</text:p>
      <text:p text:style-name="Standard">nano /etc/hosts</text:p>
      <text:p text:style-name="Standard">nano /etc/hostname</text:p>
      <text:p text:style-name="Standard">reboot</text:p>
      <text:p text:style-name="Standard"/>
      <text:p text:style-name="Standard">Even if you're root, you will need to run the "sudo" part of the following command.</text:p>
      <text:p text:style-name="Standard">sudo visudo</text:p>
      <text:p text:style-name="Standard">This will bring up a file with a bit of default info. What you need to look for is the following section:</text:p>
      <text:p text:style-name="Standard"># Cmnd alias specification</text:p>
      <text:p text:style-name="Standard"/>
      <text:p text:style-name="Standard"># User privilege specification</text:p>
      <text:p text:style-name="Standard"><text:soft-page-break/>root <text:s text:c="3"/>ALL=(ALL:ALL) ALL</text:p>
      <text:p text:style-name="Standard">Find where "root" appears in the list shown above, and add the following. Substitute the appropriate variables.</text:p>
      <text:p text:style-name="Standard">&lt;username&gt; ALL=(ALL:ALL) ALL</text:p>
      <text:p text:style-name="Standard"/>
      <text:p text:style-name="Standard">Create the home folder for the new user.</text:p>
      <text:p text:style-name="Standard">mkdir /home/&lt;username&gt;</text:p>
      <text:p text:style-name="Standard">Give the new user permissions in that folder.</text:p>
      <text:p text:style-name="Standard">chown &lt;username&gt;:&lt;usergroup&gt; /home/&lt;username&gt; -R</text:p>
      <text:p text:style-name="Standard">Set a password for the new user.</text:p>
      <text:p text:style-name="Standard">sudo passwd &lt;username&gt;</text:p>
      <text:p text:style-name="Standard">Add the following to the /etc/passwd file.</text:p>
      <text:p text:style-name="Standard">&lt;username&gt;:x:1000:1000::/home/&lt;username&gt;:/bin/bash</text:p>
      <text:p text:style-name="Standard">Reboot the server again for these changes to take effect.</text:p>
      <text:p text:style-name="Standard">reboot</text:p>
      <text:p text:style-name="Standard">-------------------------------------------------------------</text:p>
      <text:p text:style-name="Standard">ANACONDA usage</text:p>
      <text:p text:style-name="Standard">open linux bash shell, type: anaconda-navigator #this would open anaconda</text:p>
      <text:p text:style-name="Standard"/>
      <text:p text:style-name="Standard"/>
      <text:p text:style-name="Standard"/>
      <text:p text:style-name="Standard">################################################################################################</text:p>
      <text:p text:style-name="Standard"/>
      <text:p text:style-name="Standard"/>
      <text:p text:style-name="Standard"/>
      <text:p text:style-name="Standard">Linux apache </text:p>
      <text:p text:style-name="Standard"/>
      <text:p text:style-name="Standard">https://www.pickaweb.co.uk/kb/set-up-lamp-server-ubuntu/?__cf_chl_jschl_tk__=5e862258e4c26176c1f3ef28392a2d3174218434-1596032819-0-Af3YDj664VUvK6TnlMuWU-NB-nMbo7W4kF694wBDj-fk5cp3tK5T09RM81RyfBjIHedRXXW0h0fKL9lRF1IxmMM_Bx_g1zfNsZUDJ9oB-0zoJhbiaYLTQm29MI00SRh64KoYXk3L8EdBazdvH955HNVBQNVmVyVVo5oi7inHPaQWmEDbSwKf6szQREVAmyMX0sbebJj1GwdDFB79QbVTl4L9ZGKa8PIOOZEp-6vFtSFiGK748m4bRmvHe3qGhrhzZxtG7YdfJ_4u63pnJv9S-uttoOQmZF-s4Zj6HbLcHTdduGbCZ9YEcyFliA3EJnzM1w</text:p>
      <text:p text:style-name="Standard">install nodejs in ubuntu linux</text:p>
      <text:p text:style-name="Standard">#####https://linuxize.com/post/how-to-install-node-js-on-ubuntu-18.04/</text:p>
      <text:p text:style-name="Standard"/>
      <text:p text:style-name="Standard">https://www.zeolearn.com/magazine/setup-react-ubuntu</text:p>
      <text:p text:style-name="Standard"/>
      <text:p text:style-name="Standard">install PHP in linux </text:p>
      <text:p text:style-name="Standard">#####ttps://vitux.com/how-to-install-xampp-on-your-ubuntu-18-04-lts-system/</text:p>
      <text:p text:style-name="Standard"/>
      <text:p text:style-name="Standard">react.js and php</text:p>
      <text:p text:style-name="Standard">#####https://blog.bitsrc.io/how-to-build-a-contact-form-with-react-js-and-php-d5977c17fec0</text:p>
      <text:p text:style-name="Standard"/>
      <text:p text:style-name="Standard">install sublime</text:p>
      <text:p text:style-name="Standard">####ttps://linuxize.com/post/how-to-install-sublime-text-3-on-ubuntu-18-04/</text:p>
      <text:p text:style-name="Standard"/>
      <text:p text:style-name="Standard">##############################################################################################</text:p>
      <text:p text:style-name="Standard"><text:soft-page-break/>REACT</text:p>
      <text:p text:style-name="Standard"/>
      <text:p text:style-name="Standard">where ny react folder is</text:p>
      <text:p text:style-name="Standard">cd /home/bb/</text:p>
      <text:p text:style-name="Standard">create-react-app react_form1 <text:s text:c="7"/>#creates a new react folder project with all dependencies needed <text:s text:c="7"/></text:p>
      <text:p text:style-name="Standard">cd /home/bb/react_form1</text:p>
      <text:p text:style-name="Standard">npm start <text:s text:c="17"/># npm start to react project <text:s/>(ensure u cd into the folder created with react prjt)</text:p>
      <text:p text:style-name="Standard">http://localhost:3000 <text:s text:c="7"/>#react would run on this port </text:p>
      <text:p text:style-name="Standard"/>
      <text:p text:style-name="Standard">killall node</text:p>
      <text:p text:style-name="Standard"/>
      <text:p text:style-name="Standard">npm run build <text:s text:c="19"/>##ttps://create-react-app.dev/docs/deployment/</text:p>
      <text:p text:style-name="Standard"/>
      <text:p text:style-name="Standard">##############################################################################################</text:p>
      <text:p text:style-name="Standard"/>
      <text:p text:style-name="Standard"/>
      <text:p text:style-name="Standard">to exit react shell in linux: ctrl + D <text:s text:c="15"/>#to exit</text:p>
      <text:p text:style-name="Standard">cd - <text:s text:c="10"/>#to go back one step or folder</text:p>
      <text:p text:style-name="Standard">mkdir foldename <text:s text:c="6"/># create new folder</text:p>
      <text:p text:style-name="Standard">$ sudo chmod 777 -R /opt/lampp/ <text:s text:c="19"/>#to change folder to full permission</text:p>
      <text:p text:style-name="Standard">rm -r foldername <text:s text:c="15"/>#deletes a folder</text:p>
      <text:p text:style-name="Standard">rm filname <text:s text:c="15"/>#deletes a file</text:p>
      <text:p text:style-name="Standard"/>
      <text:p text:style-name="Standard">###### linux permissions ########################################################################################</text:p>
      <text:p text:style-name="Standard">$ sudo chmod 777 -R /opt/lampp/ <text:s text:c="19"/>#to change folder to full permission</text:p>
      <text:p text:style-name="Standard">sudo chmod 755 /opt/lampp/phpmyadmin/config.inc.php <text:s text:c="3"/>#use this changes permission on the folder if my.cnf is ignored</text:p>
      <text:p text:style-name="Standard"/>
      <text:p text:style-name="Standard">###### START PHP ############################################################################################</text:p>
      <text:p text:style-name="Standard">TO START PHP</text:p>
      <text:p text:style-name="Standard">$ sudo /opt/lampp/lampp start <text:s text:c="11"/>#starts php xampp on linux (let ur react files stay here also) after starting php lampp go to <text:s text:c="92"/></text:p>
      <text:p text:style-name="Standard"/>
      <text:p text:style-name="Standard">TO STOP PHP <text:s text:c="59"/>#http://localhost/dashboard/ on ur browser </text:p>
      <text:p text:style-name="Standard">$ sudo /opt/lampp/xampp stop</text:p>
      <text:p text:style-name="Standard"/>
      <text:p text:style-name="Standard">http://localhost/dashboard/</text:p>
      <text:p text:style-name="Standard">Open mysql db use: http://localhost/phpmyadmin</text:p>
      <text:p text:style-name="Standard"/>
      <text:p text:style-name="Standard">sudo chmod 755 /opt/lampp/phpmyadmin/config.inc.php <text:s text:c="3"/>#use this changes permission on the folder if my.cnf is ignored</text:p>
      <text:p text:style-name="Standard"/>
      <text:p text:style-name="Standard"/>
      <text:p text:style-name="Standard"/>
      <text:p text:style-name="Standard">######################################################################################################</text:p>
      <text:p text:style-name="Standard"><text:soft-page-break/>######################################################################################################</text:p>
      <text:p text:style-name="Standard"/>
      <text:p text:style-name="Standard"/>
      <text:p text:style-name="Standard"/>
      <text:p text:style-name="Standard">######################################################################################################</text:p>
      <text:p text:style-name="Standard">######################################################################################################</text:p>
      <text:p text:style-name="Standard"/>
      <text:p text:style-name="Standard"/>
      <text:p text:style-name="Standard"/>
      <text:p text:style-name="Standard"/>
      <text:p text:style-name="Standard">##ttps://bhavyanshu.me/tutorials/setup-laravel-project-on-xampp-linux/01/12/2015/</text:p>
      <text:p text:style-name="Standard"/>
      <text:p text:style-name="Standard">STEPS TO INSTALL LARAVEL</text:p>
      <text:p text:style-name="Standard"/>
      <text:p text:style-name="Standard"/>
      <text:p text:style-name="Standard">$ sudo /opt/lampp/lampp start <text:s text:c="11"/>#starts php xampp on linux (let ur react files stay here also) after starting php lampp go to <text:s text:c="92"/>#http://localhost/dashboard/ on ur browser &amp; </text:p>
      <text:p text:style-name="Standard">$ sudo /opt/lampp/xampp stop</text:p>
      <text:p text:style-name="Standard"/>
      <text:p text:style-name="Standard"><text:s text:c="36"/></text:p>
      <text:p text:style-name="Standard"><text:s text:c="28"/>http://localhost/dashboard/</text:p>
      <text:p text:style-name="Standard"><text:s text:c="28"/>Open mysql db use: http://localhost/phpmyadmin</text:p>
      <text:p text:style-name="Standard"><text:s text:c="28"/>sudo chmod 755 /opt/lampp/phpmyadmin/config.inc.php <text:s text:c="3"/>#use this changes permission on the folder if my.cnf is ignored</text:p>
      <text:p text:style-name="Standard"/>
      <text:p text:style-name="Standard"/>
      <text:p text:style-name="Standard"/>
      <text:p text:style-name="Standard">$echo $PATH <text:s text:c="2"/># this shows u bin path</text:p>
      <text:p text:style-name="Standard"/>
      <text:p text:style-name="Standard"/>
      <text:p text:style-name="Standard"><text:s text:c="8"/>cd /opt/lampp</text:p>
      <text:p text:style-name="Standard"><text:s text:c="8"/>mkdir composer</text:p>
      <text:p text:style-name="Standard"><text:s text:c="8"/>cd composer</text:p>
      <text:p text:style-name="Standard"/>
      <text:p text:style-name="Standard">curl -sS https://getcomposer.org/installer | php</text:p>
      <text:p text:style-name="Standard"><text:s text:c="7"/></text:p>
      <text:p text:style-name="Standard"><text:s text:c="9"/>composer <text:s text:c="5"/>#this would run composer help option</text:p>
      <text:p text:style-name="Standard"/>
      <text:p text:style-name="Standard">sudo mv composer.phar /usr/local/bin/composer</text:p>
      <text:p text:style-name="Standard"/>
      <text:p text:style-name="Standard"><text:s text:c="8"/>#the ABOVE code <text:s/>moves composer to the bin path so you can access laravel from anywhr on the system</text:p>
      <text:p text:style-name="Standard"><text:s text:c="8"/>enter htdocs</text:p>
      <text:p text:style-name="Standard"/>
      <text:p text:style-name="Standard"><text:s text:c="8"/>cd /opt/lampp/htdocs</text:p>
      <text:p text:style-name="Standard"><text:s text:c="8"/>mkdir blz_laravel</text:p>
      <text:p text:style-name="Standard"/>
      <text:p text:style-name="Standard"><text:s text:c="8"/>composer <text:s text:c="5"/>#this would run composer help option</text:p>
      <text:p text:style-name="Standard"><text:soft-page-break/></text:p>
      <text:p text:style-name="Standard">cd /opt/lampp/htdocs/laravel_prjtname <text:s text:c="9"/>#so this is where ur laravel files would be</text:p>
      <text:p text:style-name="Standard">sudo composer create-project laravel/laravel --prefer-dist <text:s text:c="5"/>#this will create a new laravel project (ensure u cd /opt/lampp/htdocs)</text:p>
      <text:p text:style-name="Standard"/>
      <text:p text:style-name="Standard"/>
      <text:p text:style-name="Standard"/>
      <text:p text:style-name="Standard">export PATH="$PATH:$HOME/.composer/vendor/bin" <text:s text:c="7"/>#add composer to bin path</text:p>
      <text:p text:style-name="Standard"/>
      <text:p text:style-name="Standard"><text:s text:c="8"/>$echo $PATH <text:s text:c="12"/>#to see if composer has been added to bin</text:p>
      <text:p text:style-name="Standard"/>
      <text:p text:style-name="Standard"><text:s/>sudo php artisan serve <text:s text:c="12"/>#this is to open laravel <text:s text:c="6"/></text:p>
      <text:p text:style-name="Standard"/>
      <text:p text:style-name="Standard"><text:s text:c="8"/>cd laravel <text:s text:c="3"/>#cd into laravel folder to access app</text:p>
      <text:p text:style-name="Standard"><text:s text:c="8"/>sudo chmod -R 775 /opt/lampp/htdocs/blz_laravel/storage/app <text:s text:c="6"/>#this will give access to change locale, timezone, debug (to ‘true’ - for viewing errors)</text:p>
      <text:p text:style-name="Standard"><text:s text:c="8"/>or</text:p>
      <text:p text:style-name="Standard"><text:s text:c="8"/>sudo chmod -R a+rwx /path/to/folder <text:s text:c="6"/>#giv permission to every file in a folder</text:p>
      <text:p text:style-name="Standard"/>
      <text:p text:style-name="Standard"/>
      <text:p text:style-name="Standard">##############################################################</text:p>
      <text:p text:style-name="Standard"/>
      <text:p text:style-name="Standard">NOTE: MY LARAVEL IS SETUP in the below (quick way to open laravel)</text:p>
      <text:p text:style-name="Standard"/>
      <text:p text:style-name="Standard">$ sudo /opt/lampp/lampp start </text:p>
      <text:p text:style-name="Standard">$ sudo /opt/lampp/xamp stop </text:p>
      <text:p text:style-name="Standard">cd /opt/lampp/htdocs/blz_laravel/laravel/laravel</text:p>
      <text:p text:style-name="Standard"/>
      <text:p text:style-name="Standard"><text:s/>mkdir composer</text:p>
      <text:p text:style-name="Standard"><text:s text:c="8"/>cd composer</text:p>
      <text:p text:style-name="Standard">curl -sS https://getcomposer.org/installer | php</text:p>
      <text:p text:style-name="Standard"/>
      <text:p text:style-name="Standard">$ sudo composer create-project laravel/laravel --prefer-dist <text:s text:c="7"/>#or use the next line code to specify the version </text:p>
      <text:p text:style-name="Standard">$ sudo composer create-project laravel/laravel {directory} "5.7.*" --prefer-dist</text:p>
      <text:p text:style-name="Standard"/>
      <text:p text:style-name="Standard"/>
      <text:p text:style-name="Standard">export PATH="$PATH:$HOME/.composer/vendor/bin" </text:p>
      <text:p text:style-name="Standard">$ sudo artisan serve</text:p>
      <text:p text:style-name="Standard">$sudo kill $(sudo lsof -t -i:8000)</text:p>
      <text:p text:style-name="Standard"/>
      <text:p text:style-name="Standard"/>
      <text:p text:style-name="Standard"/>
      <text:p text:style-name="Standard"/>
      <text:p text:style-name="Standard">###################</text:p>
      <text:p text:style-name="Standard">$ php artisan serve <text:s text:c="4"/># shows all artisan command list while in ur project dir this code</text:p>
      <text:p text:style-name="Standard">$ php artisan --version</text:p>
      <text:p text:style-name="Standard">go to prjt main folder /opt/lampp/htdocs/blz_laravel/laravel/laravel/resources/view <text:s/>click view to see the welcome php file to view html</text:p>
      <text:p text:style-name="Standard"/>
      <text:p text:style-name="Standard">############# STOP LINUX RUNNING SERVERS ########################</text:p>
      <text:p text:style-name="Standard">sudo netstat -plnt <text:s text:c="9"/># this would show actively running servers</text:p>
      <text:p text:style-name="Standard"><text:soft-page-break/></text:p>
      <text:p text:style-name="Standard"/>
      <text:p text:style-name="Standard">###### linux permissions ########################################################################################</text:p>
      <text:p text:style-name="Standard">$ sudo chmod 777 -R /opt/lampp/ <text:s text:c="19"/>#to change folder to full permission</text:p>
      <text:p text:style-name="Standard">sudo chmod 755 /opt/lampp/phpmyadmin/config.inc.php <text:s text:c="3"/>#use this changes permission on the folder if my.cnf is ignored</text:p>
      <text:p text:style-name="Standard"/>
      <text:p text:style-name="Standard"/>
      <text:p text:style-name="Standard">to exit react shell in linux: ctrl + D <text:s text:c="15"/>#to exit</text:p>
      <text:p text:style-name="Standard">cd - <text:s text:c="10"/>#to go back one step or folder</text:p>
      <text:p text:style-name="Standard">mkdir foldename <text:s text:c="6"/># create new folder</text:p>
      <text:p text:style-name="Standard">$ sudo chmod 777 -R /opt/lampp/ <text:s text:c="19"/>#to change folder to full permission</text:p>
      <text:p text:style-name="Standard">rm -r foldername <text:s text:c="15"/>#deletes a folder</text:p>
      <text:p text:style-name="Standard">rm filname <text:s text:c="15"/>#deletes a file</text:p>
      <text:p text:style-name="Standard"/>
      <text:p text:style-name="Standard"/>
      <text:p text:style-name="Standard"/>
      <text:p text:style-name="Standard">#ttps://www.geeksforgeeks.org/shutdown-command-in-linux-with-examples/</text:p>
      <text:p text:style-name="Standard"/>
      <text:p text:style-name="Standard"/>
      <text:p text:style-name="Standard"/>
      <text:p text:style-name="Standard">#ttps://bhavyanshu.me/tutorials/setup-laravel-project-on-xampp-linux/01/12/2015/</text:p>
      <text:p text:style-name="Standard"/>
      <text:p text:style-name="Standard">Quickly setup laravel project to run on xampp for linux</text:p>
      <text:p text:style-name="Standard">Bhavyanshu Parasher</text:p>
      <text:p text:style-name="Standard"/>
      <text:p text:style-name="Standard">This is a tutorial on how to setup your first laravel 4 project on xampp. I am running xampp on linu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##### FRESH setup lampp mysql for LARAVEL <text:s/>#############################</text:p>
      <text:p text:style-name="Standard">#ttps://programmingfields.com/crud-app-in-react-js-using-laravel-7-restful-api/</text:p>
      <text:p text:style-name="Standard"/>
      <text:p text:style-name="Standard">$ sudo /opt/lampp/lampp start </text:p>
      <text:p text:style-name="Standard">mkdir prjtfoldername</text:p>
      <text:p text:style-name="Standard">cd prjtfoldername</text:p>
      <text:p text:style-name="Standard">$ sudo composer create-project laravel/laravel --prefer-dist </text:p>
      <text:p text:style-name="Standard">sudo php artisan serve <text:s text:c="21"/>#this is to open laravel <text:s text:c="4"/></text:p>
      <text:p text:style-name="Standard"/>
      <text:p text:style-name="Standard">ctrl+H <text:s text:c="2"/>#to show all hidden files in a folder</text:p>
      <text:p text:style-name="Standard">open .env <text:s/>&amp; change DB_DATABASE=todoApp to ur database name, DB_USERNAME=root, DB_PASSWORD=""</text:p>
      <text:p text:style-name="Standard"/>
      <text:p text:style-name="Standard">create a db table model: sudo php artisan make:model NameOfTable --migration</text:p>
      <text:p text:style-name="Standard"><text:soft-page-break/>go to: prjtfoldername/database/migration <text:s text:c="11"/>#open the createNameOfTabletable.php &amp; add ur table to the schema, save (eg $table-&gt;id();)</text:p>
      <text:p text:style-name="Standard"/>
      <text:p text:style-name="Standard">sudo apt-get install php-mysql <text:s text:c="10"/>#php extension</text:p>
      <text:p text:style-name="Standard">sudo php artisan migrate <text:s text:c="18"/>#this creates a table for u in ur db phpmyadmin</text:p>
      <text:p text:style-name="Standard"/>
      <text:p text:style-name="Standard"/>
      <text:p text:style-name="Standard">finalize the MODEL</text:p>
      <text:p text:style-name="Standard">go to laravelx/blzReactLaravel/app <text:s text:c="17"/>#open the $fillable model xx.php or student.php in this case &amp; add all the table col names</text:p>
      <text:p text:style-name="Standard"/>
      <text:p text:style-name="Standard">php artisan make:controller StudentController <text:s text:c="19"/>#this creates a file in prjtfolder/app/http/Controllers &amp; this is where u write ur <text:s text:c="100"/>#logic codes</text:p>
      <text:p text:style-name="Standard"/>
      <text:p text:style-name="Standard"/>
      <text:p text:style-name="Standard">open the created contoller file 'studentcontroller.php' found here: prjtfolder/app/http/controller/studentcontroller.php &amp; write all ur codes here.</text:p>
      <text:p text:style-name="Standard"/>
      <text:p text:style-name="Standard">go to Route/web.php <text:s/>to set the app route. Examples are below:</text:p>
      <text:p text:style-name="Standard"/>
      <text:p text:style-name="Standard">Route::get("student/{id}", "StudentController@studentDetail"); <text:s text:c="11"/># this get is route::get(page&amp;querry , className&amp;functionName)</text:p>
      <text:p text:style-name="Standard">Route::post("create-student","StudentController@createStudent"); <text:s text:c="4"/># this is posting to db</text:p>
      <text:p text:style-name="Standard"/>
      <text:p text:style-name="Standard">#it works like this: <text:s text:c="2"/>Route::get(theQuery, &amp;pass it to me a function);</text:p>
      <text:p text:style-name="Standard">Route::get('/', function () {return view('welcome');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st regards,</text:p>
      <text:p text:style-name="Standard">Bless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############################################################################################</text:p>
      <text:p text:style-name="Standard">CORS ISSUES: <text:s/></text:p>
      <text:p text:style-name="Standard">###ttps://stackoverflow.com/questions/43871637/no-access-control-allow-origin-header-is-present-on-the-requested-resource-whe/43881141#43881141</text:p>
      <text:p text:style-name="Standard"/>
      <text:p text:style-name="Standard">fetch:###############</text:p>
      <text:p text:style-name="Standard">function performSignIn() {</text:p>
      <text:p text:style-name="Standard"><text:s text:c="4"/>let headers = new Headers();</text:p>
      <text:p text:style-name="Standard"/>
      <text:p text:style-name="Standard"><text:s text:c="4"/>headers.append('Content-Type', 'application/json');</text:p>
      <text:p text:style-name="Standard"><text:s text:c="4"/>headers.append('Accept', 'application/json');</text:p>
      <text:p text:style-name="Standard"><text:s text:c="4"/>headers.append('Authorization', 'Basic ' + base64.encode(username + ":" + <text:s/>password));</text:p>
      <text:p text:style-name="Standard"><text:s text:c="4"/>headers.append('Origin','http://localhost:3000');</text:p>
      <text:p text:style-name="Standard"/>
      <text:p text:style-name="Standard"><text:s text:c="4"/>fetch(sign_in, {</text:p>
      <text:p text:style-name="Standard"><text:s text:c="8"/>mode: 'cors',</text:p>
      <text:p text:style-name="Standard"><text:s text:c="8"/>credentials: 'include',</text:p>
      <text:p text:style-name="Standard"><text:s text:c="8"/>method: 'POST',</text:p>
      <text:p text:style-name="Standard"><text:s text:c="8"/>headers: headers</text:p>
      <text:p text:style-name="Standard"><text:s text:c="4"/>})</text:p>
      <text:p text:style-name="Standard"><text:s text:c="4"/>.then(response =&gt; response.json())</text:p>
      <text:p text:style-name="Standard"><text:s text:c="4"/>.then(json =&gt; console.log(json))</text:p>
      <text:p text:style-name="Standard"><text:s text:c="4"/>.catch(error =&gt; console.log('Authorization failed : ' + error.message));</text:p>
      <text:p text:style-name="Standard">}</text:p>
      <text:p text:style-name="Standard"/>
      <text:p text:style-name="Standard"/>
      <text:p text:style-name="Standard"/>
      <text:p text:style-name="Standard"/>
      <text:p text:style-name="Standard">Best regards,</text:p>
      <text:p text:style-name="Standard">Blessing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Roboto" svg:font-family="Roboto, 'Helvetica Neue', Helvetica, Arial, sans-serif"/>
    <style:font-face style:name="YahooSans" svg:font-family="YahooSans, 'Helvetica Neue', 'Segoe UI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4:15:35.368327275</meta:creation-date>
    <dc:date>2020-08-01T14:20:01.389845331</dc:date>
    <meta:editing-duration>PT4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231" meta:word-count="1302" meta:character-count="13594" meta:non-whitespace-character-count="11298"/>
  </office:meta>
</office:document-meta>
</file>